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Anapest</text:p>
          </table:table-cell>
          <table:table-cell/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0.806" calcext:value-type="float">
            <text:p>0.80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0.6176" calcext:value-type="float">
            <text:p>0.61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lision</text:p>
          </table:table-cell>
          <table:table-cell office:value-type="float" office:value="1" calcext:value-type="float">
            <text:p>1.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7935" calcext:value-type="float">
            <text:p>0.7935</text:p>
          </table:table-cell>
          <table:table-cell table:formula="of:=SUM([.C2:.C4])"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Glycon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0.823" calcext:value-type="float">
            <text:p>0.82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0.5316" calcext:value-type="float">
            <text:p>0.53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lisio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7838" calcext:value-type="float">
            <text:p>0.7838</text:p>
          </table:table-cell>
          <table:table-cell table:formula="of:=SUM([.C8:.C10])"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etr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0.775" calcext:value-type="float">
            <text:p>0.775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0.5909" calcext:value-type="float">
            <text:p>0.59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lision</text:p>
          </table:table-cell>
          <table:table-cell office:value-type="float" office:value="1" calcext:value-type="float">
            <text:p>1.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796" calcext:value-type="float">
            <text:p>0.7960</text:p>
          </table:table-cell>
          <table:table-cell table:formula="of:=SUM([.C14:.C16])" office:value-type="float" office:value="127" calcext:value-type="float">
            <text:p>1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Di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0.7674" calcext:value-type="float">
            <text:p>0.76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0.4118" calcext:value-type="float">
            <text:p>0.41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lisio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7125" calcext:value-type="float">
            <text:p>0.7125</text:p>
          </table:table-cell>
          <table:table-cell table:formula="of:=SUM([.C20:.C22])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atu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</text:p>
          </table:table-cell>
          <table:table-cell table:style-name="ce3" office:value-type="float" office:value="0.76" calcext:value-type="float">
            <text:p>0.76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0.507" calcext:value-type="float">
            <text:p>0.50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lision</text:p>
          </table:table-cell>
          <table:table-cell office:value-type="float" office:value="0.8889" calcext:value-type="float">
            <text:p>0.88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7607" calcext:value-type="float">
            <text:p>0.7607</text:p>
          </table:table-cell>
          <table:table-cell table:formula="of:=SUM([.C26:.C28])" office:value-type="float" office:value="115" calcext:value-type="float">
            <text:p>115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0:55:53.3660484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2-06-21T16:42:42.643441092</meta:creation-date>
    <dc:date>2022-06-29T10:57:02.729724910</dc:date>
    <dc:creator>Luuk Nolden</dc:creator>
    <meta:editing-duration>PT10M46S</meta:editing-duration>
    <meta:editing-cycles>4</meta:editing-cycles>
    <meta:generator>LibreOffice/7.2.7.2$Linux_X86_64 LibreOffice_project/20$Build-2</meta:generator>
    <meta:document-statistic meta:table-count="1" meta:cell-count="66" meta:object-count="0"/>
  </office:meta>
</office:document-meta>
</file>